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3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8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8800" calcext:value-type="float">
            <text:p>8800</text:p>
          </table:table-cell>
        </table:table-row>
        <table:table-row table:style-name="ro9">
          <table:table-cell table:style-name="ce41" office:value-type="date" office:date-value="2015-11-02" calcext:value-type="date">
            <text:p>11/0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style-name="Default"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style-name="Default"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11500" calcext:value-type="float">
            <text:p>11500</text:p>
          </table:table-cell>
          <table:table-cell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2nd</text:span></text:p>
          </table:table-cell>
          <table:table-cell table:number-columns-repeated="5"/>
          <table:table-cell table:style-name="ce17" table:formula="of:=SUM([.B24:.F24])" office:value-type="float" office:value="0" calcext:value-type="float">
            <text:p>0</text:p>
          </table:table-cell>
          <table:table-cell table:style-name="ce23" table:formula="of:=SUM([.B43:.F43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11-09" calcext:value-type="date">
            <text:p>11/09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3:.F43])" office:value-type="float" office:value="0" calcext:value-type="float">
            <text:p>0</text:p>
          </table:table-cell>
          <table:table-cell table:style-name="ce44"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formula="of:=SUM([.B43:.F4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formula="of:=SUM([.B43:.F43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formula="of:=SUM([.B43];[.D43];[.E43])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formula="of:=SUM([.B43:.F43])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formula="of:=SUM([.B43:.F4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/>
          <table:table-cell table:number-columns-repeated="2"/>
          <table:table-cell table:style-name="ce17" table:number-columns-repeated="2"/>
          <table:table-cell table:formula="of:=SUM([.B43];[.C43];[.F43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/>
          <table:table-cell office:value-type="string" calcext:value-type="string">
            <text:p>-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/>
          <table:table-cell/>
          <table:table-cell table:formula="of:=SUM([.B43:.F4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];[.D43];[.E43];[.F43])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F43])"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F43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E43])" office:value-type="float" office:value="0" calcext:value-type="float">
            <text:p>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F43])" office:value-type="float" office:value="0" calcext:value-type="float">
            <text:p>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F43])" office:value-type="float" office:value="0" calcext:value-type="float">
            <text:p>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formula="of:=SUM([.B43:.F43])" office:value-type="float" office:value="0" calcext:value-type="float">
            <text:p>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4]/17" office:value-type="float" office:value="0" calcext:value-type="float">
            <text:p>0</text:p>
          </table:table-cell>
          <table:table-cell table:style-name="ce17" table:formula="of:=[.C24]/17" office:value-type="float" office:value="0" calcext:value-type="float">
            <text:p>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9" office:value-type="float" office:value="0" calcext:value-type="float">
            <text:p>0</text:p>
          </table:table-cell>
          <table:table-cell table:style-name="ce17" table:formula="of:=[.F24]/15" office:value-type="float" office:value="0" calcext:value-type="float">
            <text:p>0</text:p>
          </table:table-cell>
          <table:table-cell/>
          <table:table-cell table:style-name="ce17" table:formula="of:=SUM([.H24:.H42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20:10:22.171060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7T20:41:53.607782363</dc:date>
    <meta:editing-duration>P2DT1H32M23S</meta:editing-duration>
    <meta:editing-cycles>1128</meta:editing-cycles>
    <meta:generator>LibreOffice/4.2.6.3$Linux_X86_64 LibreOffice_project/420m0$Build-3</meta:generator>
    <meta:document-statistic meta:table-count="9" meta:cell-count="2685" meta:object-count="0"/>
  </office:meta>
</office:document-meta>
</file>